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04aa4" officeooo:paragraph-rsid="00121f55" style:font-weight-asian="normal" style:font-weight-complex="normal"/>
    </style:style>
    <style:style style:name="P2" style:family="paragraph" style:parent-style-name="Standard" style:list-style-name="L3">
      <style:paragraph-properties fo:text-align="start" style:justify-single-word="false"/>
      <style:text-properties style:font-name="Times New Roman" style:text-underline-style="none" fo:font-weight="normal" officeooo:rsid="00121f55" officeooo:paragraph-rsid="00121f5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1f55" officeooo:paragraph-rsid="00121f5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1f55" officeooo:paragraph-rsid="00129c5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1f55" officeooo:paragraph-rsid="00137cfd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style:text-underline-style="none" fo:font-weight="normal" officeooo:rsid="00129c58" officeooo:paragraph-rsid="00129c58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Times New Roman" style:text-underline-style="none" fo:font-weight="bold" officeooo:rsid="00121f55" officeooo:paragraph-rsid="00121f5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121f55" officeooo:paragraph-rsid="00121f5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21f5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6b82" officeooo:paragraph-rsid="00121f5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29c58" officeooo:paragraph-rsid="00129c58" style:font-weight-asian="bold" style:font-weight-complex="bold"/>
    </style:style>
    <style:style style:name="P12" style:family="paragraph" style:parent-style-name="Standard" style:list-style-name="L3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121f55" officeooo:paragraph-rsid="00121f55" style:font-weight-asian="normal" style:font-weight-complex="normal"/>
    </style:style>
    <style:style style:name="P13" style:family="paragraph" style:parent-style-name="Standard" style:list-style-name="L3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121f55" officeooo:paragraph-rsid="00129c58" style:font-weight-asian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121f55" officeooo:paragraph-rsid="00129c58" style:font-weight-asian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121f55" officeooo:paragraph-rsid="00137cfd" style:font-weight-asian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137cfd" officeooo:paragraph-rsid="00137cfd" style:font-weight-asian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153050" officeooo:paragraph-rsid="00153050" style:font-weight-asian="normal" style:font-weight-complex="normal"/>
    </style:style>
    <style:style style:name="P18" style:family="paragraph" style:parent-style-name="Standard" style:list-style-name="L3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bold" officeooo:rsid="00121f55" officeooo:paragraph-rsid="00121f55" style:font-weight-asian="bold" style:font-weight-complex="bold"/>
    </style:style>
    <style:style style:name="P19" style:family="paragraph" style:parent-style-name="Standard" style:list-style-name="L3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bold" officeooo:rsid="00129c58" officeooo:paragraph-rsid="00129c58" style:font-weight-asian="bold" style:font-weight-complex="bold"/>
    </style:style>
    <style:style style:name="P20" style:family="paragraph" style:parent-style-name="Standard" style:list-style-name="L3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bold" officeooo:rsid="00137cfd" officeooo:paragraph-rsid="00137cfd" style:font-weight-asian="bold" style:font-weight-complex="bold"/>
    </style:style>
    <style:style style:name="P21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bold" officeooo:rsid="00137cfd" officeooo:paragraph-rsid="00137cfd" style:font-weight-asian="bold" style:font-weight-complex="bold"/>
    </style:style>
    <style:style style:name="P22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bold" officeooo:rsid="00137cfd" officeooo:paragraph-rsid="00153050" style:font-weight-asian="bold" style:font-weight-complex="bold"/>
    </style:style>
    <style:style style:name="P23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solid" style:text-underline-width="auto" style:text-underline-color="font-color" fo:font-weight="bold" officeooo:rsid="00129c58" officeooo:paragraph-rsid="00129c58" style:font-weight-asian="bold" style:font-weight-complex="bold"/>
    </style:style>
    <style:style style:name="P24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solid" style:text-underline-width="auto" style:text-underline-color="font-color" fo:font-weight="bold" officeooo:rsid="00129c58" officeooo:paragraph-rsid="00137cfd" style:font-weight-asian="bold" style:font-weight-complex="bold"/>
    </style:style>
    <style:style style:name="P25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solid" style:text-underline-width="auto" style:text-underline-color="font-color" fo:font-weight="bold" officeooo:rsid="00137cfd" officeooo:paragraph-rsid="00137cfd" style:font-weight-asian="bold" style:font-weight-complex="bold"/>
    </style:style>
    <style:style style:name="P26" style:family="paragraph" style:parent-style-name="Standard" style:list-style-name="L3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bold" officeooo:rsid="00137cfd" officeooo:paragraph-rsid="00137cfd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bold" officeooo:rsid="00137cfd" officeooo:paragraph-rsid="00137cfd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margin-top="0.101cm" fo:margin-bottom="0.101cm" loext:contextual-spacing="false" fo:line-height="100%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121f55" officeooo:paragraph-rsid="00129c58" style:font-weight-asian="normal" style:font-weight-complex="normal"/>
    </style:style>
    <style:style style:name="P29" style:family="paragraph" style:parent-style-name="Standard">
      <style:paragraph-properties fo:margin-top="0.101cm" fo:margin-bottom="0.101cm" loext:contextual-spacing="false" fo:line-height="100%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121f55" officeooo:paragraph-rsid="00137cfd" style:font-weight-asian="normal" style:font-weight-complex="normal"/>
    </style:style>
    <style:style style:name="P30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121f55" officeooo:paragraph-rsid="00121f55" style:font-weight-asian="normal" style:font-weight-complex="normal"/>
    </style:style>
    <style:style style:name="T1" style:family="text">
      <style:text-properties officeooo:rsid="001c92a2"/>
    </style:style>
    <style:style style:name="T2" style:family="text">
      <style:text-properties officeooo:rsid="0012dd44"/>
    </style:style>
    <style:style style:name="T3" style:family="text">
      <style:text-properties officeooo:rsid="001451c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officeooo:rsid="00153050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29c58" style:font-style-asian="normal" style:font-style-complex="normal"/>
    </style:style>
    <style:style style:name="T10" style:family="text">
      <style:text-properties fo:font-style="normal" officeooo:rsid="00153050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53050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53050" style:font-style-asian="normal" style:font-weight-asian="normal" style:font-style-complex="normal" style:font-weight-complex="normal"/>
    </style:style>
    <style:style style:name="T15" style:family="text">
      <style:text-properties fo:color="#ce181e" fo:font-style="normal" style:font-style-asian="normal" style:font-style-complex="normal"/>
    </style:style>
    <style:style style:name="T16" style:family="text">
      <style:text-properties fo:color="#ce181e" fo:font-style="normal" officeooo:rsid="00129c58" style:font-style-asian="normal" style:font-style-complex="normal"/>
    </style:style>
    <style:style style:name="T17" style:family="text">
      <style:text-properties fo:color="#66cc00" fo:font-style="normal" style:font-style-asian="normal" style:font-style-complex="normal"/>
    </style:style>
    <style:style style:name="T18" style:family="text">
      <style:text-properties fo:color="#66cc00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66cc00" fo:font-style="normal" fo:font-weight="normal" officeooo:rsid="00153050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oncurrent Systems </text:span>Exam Notes</text:p>
      <text:p text:style-name="P9"/>
      <text:list xml:id="list2855835802" text:style-name="L2">
        <text:list-item>
          <text:p text:style-name="P1"><text:span text:style-name="T2">Two </text:span>hour Exam</text:p>
        </text:list-item>
        <text:list-item>
          <text:p text:style-name="P1">Answer <text:span text:style-name="T3">2 of 3 Questions</text:span></text:p>
        </text:list-item>
        <text:list-item>
          <text:p text:style-name="P1"><text:span text:style-name="T3">1 hour </text:span>per question</text:p>
        </text:list-item>
      </text:list>
      <text:p text:style-name="P10"/>
      <text:p text:style-name="P11">Concurrency</text:p>
      <text:p text:style-name="P10"/>
      <text:list xml:id="list1571111937" text:style-name="L3">
        <text:list-item>
          <text:p text:style-name="P12">In <text:span text:style-name="T4">concurrent programs </text:span>only <text:span text:style-name="T4">one execution agent </text:span>is active at any one time, while there are many execution sites only one will be active at a time. In a <text:span text:style-name="T4">parallel program </text:span>there may be <text:span text:style-name="T4">multiple execution agents</text:span> active at any one time.</text:p>
        </text:list-item>
      </text:list>
      <text:p text:style-name="P30"/>
      <text:p text:style-name="P3"/>
      <text:p text:style-name="P11">Mutexs &amp; Pthreads</text:p>
      <text:p text:style-name="P3"/>
      <text:list xml:id="list142911695273572" text:continue-numbering="true" text:style-name="L3">
        <text:list-item>
          <text:p text:style-name="P7">Mutex locks <text:span text:style-name="T5">allow shared resources to be protected. An agent must first</text:span> acquire a lock <text:span text:style-name="T5">on the mutex variable. If the mutex is locked the agent is usually blocked until the lock is acquired.</text:span> </text:p>
        </text:list-item>
      </text:list>
      <text:p text:style-name="P8"/>
      <text:list xml:id="list142911273188833" text:continue-numbering="true" text:style-name="L3">
        <text:list-item>
          <text:p text:style-name="P12">Calling <text:span text:style-name="T7">pthread_mutex_lock(&lt;mutex variable&gt;) </text:span><text:span text:style-name="T8">attempts to acquire a lock on a shared resource. </text:span></text:p>
        </text:list-item>
      </text:list>
      <text:p text:style-name="P3"/>
      <text:list xml:id="list142910148054692" text:continue-numbering="true" text:style-name="L3">
        <text:list-item>
          <text:p text:style-name="P2">When finished using a resource, agents must then free up the resource again for use by using the <text:span text:style-name="T7">pthread_mutex_unlock(&lt;mutex variable&gt;)</text:span><text:span text:style-name="T8">. </text:span></text:p>
        </text:list-item>
      </text:list>
      <text:p text:style-name="P4"/>
      <text:list xml:id="list142911577200388" text:continue-numbering="true" text:style-name="L3">
        <text:list-item>
          <text:p text:style-name="P6"><text:span text:style-name="T8">Usually </text:span><text:span text:style-name="T11">condition variables</text:span><text:span text:style-name="T8"> are used to indicate whether a thread has finished as follows</text:span></text:p>
          <text:p text:style-name="P12"/>
          <text:list>
            <text:list-header>
              <text:p text:style-name="P12"><text:span text:style-name="T15">pthread_lock</text:span><text:span text:style-name="T8">(</text:span><text:span text:style-name="T17">&amp;m</text:span><text:span text:style-name="T8">)</text:span></text:p>
              <text:p text:style-name="P12"><text:span text:style-name="T8">while (</text:span><text:span text:style-name="T17">!C</text:span><text:span text:style-name="T8">)</text:span></text:p>
              <text:list>
                <text:list-header>
                  <text:p text:style-name="P12"><text:span text:style-name="T15">pthread_cond_wait</text:span><text:span text:style-name="T8">(</text:span><text:span text:style-name="T17">&amp;v,&amp;m</text:span><text:span text:style-name="T8">)</text:span></text:p>
                  <text:p text:style-name="P18"><text:span text:style-name="T8">or</text:span></text:p>
                  <text:p text:style-name="P12"><text:span text:style-name="T15">pthread_cond_timedwait</text:span><text:span text:style-name="T8">(</text:span><text:span text:style-name="T17">&amp;v,&amp;m,&lt;time&gt;</text:span><text:span text:style-name="T8">)</text:span></text:p>
                </text:list-header>
              </text:list>
              <text:p text:style-name="P12"><text:span text:style-name="T8">continue...</text:span></text:p>
              <text:p text:style-name="P13"><text:span text:style-name="T15">pthread_unlock</text:span><text:span text:style-name="T8">(</text:span><text:span text:style-name="T17">&amp;m</text:span><text:span text:style-name="T8">)</text:span></text:p>
              <text:p text:style-name="P12"><text:span text:style-name="T8"/></text:p>
            </text:list-header>
          </text:list>
        </text:list-item>
        <text:list-item>
          <text:p text:style-name="P6"><text:span text:style-name="T8">Threads waiting for a resource should be signaled using the </text:span><text:span text:style-name="T7">pthread_cond_signal </text:span><text:span text:style-name="T8">or </text:span><text:span text:style-name="T7">pthread_cond_broadcast </text:span><text:span text:style-name="T8">functionality</text:span></text:p>
          <text:p text:style-name="P13"/>
          <text:list>
            <text:list-header>
              <text:p text:style-name="P13"><text:span text:style-name="T15">pthread_lock</text:span><text:span text:style-name="T8">(</text:span><text:span text:style-name="T17">&amp;m</text:span><text:span text:style-name="T8">)</text:span></text:p>
              <text:p text:style-name="P13"><text:span text:style-name="T9">do something...</text:span><text:span text:style-name="T8"> </text:span></text:p>
              <text:p text:style-name="P13"><text:span text:style-name="T15">pthread_unlock</text:span><text:span text:style-name="T8">(</text:span><text:span text:style-name="T17">&amp;m</text:span><text:span text:style-name="T8">)</text:span></text:p>
              <text:p text:style-name="P13"><text:span text:style-name="T15">pthread_cond_</text:span><text:span text:style-name="T16">signal</text:span><text:span text:style-name="T8">(</text:span><text:span text:style-name="T17">&amp;v</text:span><text:span text:style-name="T8">)</text:span></text:p>
              <text:p text:style-name="P19"><text:span text:style-name="T8">or</text:span></text:p>
              <text:p text:style-name="P13"><text:span text:style-name="T15">pthread_cond_</text:span><text:span text:style-name="T16">broadcast</text:span><text:span text:style-name="T8">(</text:span><text:span text:style-name="T17">&amp;v</text:span><text:span text:style-name="T8">)</text:span></text:p>
            </text:list-header>
          </text:list>
        </text:list-item>
      </text:list>
      <text:p text:style-name="P28"><text:soft-page-break/><text:span text:style-name="T8"/></text:p>
      <text:p text:style-name="P14"><text:span text:style-name="T8"/></text:p>
      <text:p text:style-name="P23"><text:span text:style-name="T8">Deadlock, Livelock &amp; Starvation</text:span></text:p>
      <text:p text:style-name="P23"><text:span text:style-name="T8"/></text:p>
      <text:list xml:id="list142911097870147" text:continue-numbering="true" text:style-name="L3">
        <text:list-item>
          <text:p text:style-name="P26">Deadlock <text:span text:style-name="T5">is when a process arrives in a state from which it can make </text:span>no further transitions<text:span text:style-name="T5">.</text:span></text:p>
        </text:list-item>
      </text:list>
      <text:p text:style-name="P5"/>
      <text:list xml:id="list142911221976629" text:continue-numbering="true" text:style-name="L3">
        <text:list-item>
          <text:p text:style-name="P20"><text:span text:style-name="T8">Livelock </text:span><text:span text:style-name="T13">is when the system </text:span><text:span text:style-name="T8">continues down a path indefinitely</text:span><text:span text:style-name="T13"> without making progress towards the desired end state.</text:span></text:p>
        </text:list-item>
      </text:list>
      <text:p text:style-name="P27"/>
      <text:list xml:id="list142911029769708" text:continue-numbering="true" text:style-name="L3">
        <text:list-item>
          <text:p text:style-name="P26">Starvation <text:span text:style-name="T5">is when a process dies in a non-critical section of a program </text:span>depriving other process<text:span text:style-name="T5"> of a desired resource thus starving them to death.</text:span></text:p>
        </text:list-item>
      </text:list>
      <text:p text:style-name="P5"/>
      <text:list xml:id="list142911959710003" text:continue-numbering="true" text:style-name="L3">
        <text:list-item>
          <text:p text:style-name="P20"><text:span text:style-name="T13">Livelock is when the system continues down a path indefinitely without making progress towards the desired end state.</text:span></text:p>
        </text:list-item>
      </text:list>
      <text:p text:style-name="P21"><text:span text:style-name="T13"/></text:p>
      <text:p text:style-name="P29"><text:span text:style-name="T8"/></text:p>
      <text:p text:style-name="P15"><text:span text:style-name="T8"/></text:p>
      <text:p text:style-name="P25"><text:span text:style-name="T8">SPIN &amp; Promela </text:span></text:p>
      <text:p text:style-name="P24"><text:span text:style-name="T8"/></text:p>
      <text:p text:style-name="P21"><text:span text:style-name="T13">- Each</text:span><text:span text:style-name="T8"> :: </text:span><text:span text:style-name="T13">introudces a </text:span><text:span text:style-name="T8">non-deterministic </text:span><text:span text:style-name="T13">statement which is executed randomly if there are multiple selections available.</text:span></text:p>
      <text:p text:style-name="P21"><text:span text:style-name="T13">-</text:span><text:span text:style-name="T8"> Skip </text:span><text:span text:style-name="T13">is always executed and does nothing but increase the process counter</text:span></text:p>
      <text:p text:style-name="P21"><text:span text:style-name="T13"/></text:p>
      <text:p text:style-name="P21"><text:span text:style-name="T13"><text:tab/></text:span><text:span text:style-name="T8">if </text:span></text:p>
      <text:p text:style-name="P21"><text:span text:style-name="T13"><text:tab/> <text:s/>: : (</text:span><text:span text:style-name="T18"> n &lt; 2</text:span><text:span text:style-name="T13"> ) → n + 1</text:span></text:p>
      <text:p text:style-name="P21"><text:span text:style-name="T13"><text:tab/> <text:s/>: : (</text:span><text:span text:style-name="T18"> n &gt; 2 </text:span><text:span text:style-name="T13">) → n = n+2 </text:span></text:p>
      <text:p text:style-name="P21"><text:span text:style-name="T13"><text:tab/> <text:s/>: : ( </text:span><text:span text:style-name="T18">n % 3 == 0 </text:span><text:span text:style-name="T13">) → n = n – 6</text:span></text:p>
      <text:p text:style-name="P21"><text:span text:style-name="T13"><text:tab/> <text:s/>: : </text:span><text:span text:style-name="T8">else → skip</text:span></text:p>
      <text:p text:style-name="P21"><text:span text:style-name="T8"/></text:p>
      <text:p text:style-name="P16"><text:span text:style-name="T8">- </text:span><text:span text:style-name="T12">Do statements </text:span><text:span text:style-name="T10">are similar to the if statements however it repeats the choice at the end. Use </text:span><text:span text:style-name="T12">break </text:span><text:span text:style-name="T10">statements to exit the loop.</text:span></text:p>
      <text:p text:style-name="P16"><text:span text:style-name="T10"/></text:p>
      <text:p text:style-name="P22"><text:span text:style-name="T13"><text:tab/></text:span><text:span text:style-name="T10">do</text:span></text:p>
      <text:p text:style-name="P22"><text:span text:style-name="T14"><text:tab/> <text:s/>: : </text:span><text:span text:style-name="T19">choice1 </text:span><text:span text:style-name="T14">→ n + 1</text:span></text:p>
      <text:p text:style-name="P22"><text:span text:style-name="T14"><text:tab/> <text:s/>: : </text:span><text:span text:style-name="T19">choice2 </text:span><text:span text:style-name="T14">→ n + 1</text:span></text:p>
      <text:p text:style-name="P22"><text:span text:style-name="T14"><text:tab/><text:tab/><text:tab/>break;</text:span></text:p>
      <text:p text:style-name="P22"><text:span text:style-name="T14"><text:tab/> <text:s/>: : </text:span><text:span text:style-name="T19">choice3</text:span><text:span text:style-name="T14"> → n + 1</text:span></text:p>
      <text:p text:style-name="P22"><text:span text:style-name="T14"><text:tab/></text:span><text:span text:style-name="T10">od</text:span></text:p>
      <text:p text:style-name="P17"><text:soft-page-break/><text:span text:style-name="T8">- </text:span><text:span text:style-name="T11">Atomic statements </text:span><text:span text:style-name="T8">are statements that are executed sequentially and deterministically. They follow the defined order and will be executed in that order.</text:span></text:p>
      <text:p text:style-name="P22"><text:span text:style-name="T10"/></text:p>
      <text:p text:style-name="P22"><text:span text:style-name="T10">-</text:span><text:span text:style-name="T14"> SPIN allows us to execute given Promela problems however this will only generate a </text:span><text:span text:style-name="T10">scenario</text:span><text:span text:style-name="T14">. To verify the system it must be done using </text:span><text:span text:style-name="T10">verification</text:span><text:span text:style-name="T14">.</text:span></text:p>
      <text:p text:style-name="P22"><text:span text:style-name="T14"/></text:p>
      <text:p text:style-name="P22"><text:span text:style-name="T14">-Verification can be achieved by using </text:span><text:span text:style-name="T10">assert </text:span><text:span text:style-name="T14">statements when you know the desired end value of a variable e.g </text:span><text:span text:style-name="T6">assert(n == 4);</text:span></text:p>
      <text:p text:style-name="P22"><text:span text:style-name="T6"/></text:p>
      <text:p text:style-name="P2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34:09.598851184</meta:creation-date>
    <dc:date>2018-04-10T14:29:09.950652218</dc:date>
    <meta:editing-duration>PT2M15S</meta:editing-duration>
    <meta:editing-cycles>1</meta:editing-cycles>
    <meta:document-statistic meta:table-count="0" meta:image-count="0" meta:object-count="0" meta:page-count="3" meta:paragraph-count="51" meta:word-count="476" meta:character-count="2681" meta:non-whitespace-character-count="2247"/>
    <meta:generator>LibreOffice/5.4.6.2$Linux_X86_64 LibreOffice_project/40m0$Build-2</meta:generator>
  </office:meta>
</office:document-meta>
</file>